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16.674cm"/>
    </style:style>
    <style:style style:name="co3" style:family="table-column">
      <style:table-column-properties fo:break-before="auto" style:column-width="16.9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lector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*</text:p>
          </table:table-cell>
          <table:table-cell office:value-type="string">
            <text:p>select all elements</text:p>
          </table:table-cell>
          <table:table-cell/>
        </table:table-row>
        <table:table-row table:style-name="ro1">
          <table:table-cell office:value-type="string">
            <text:p>#id</text:p>
          </table:table-cell>
          <table:table-cell office:value-type="string">
            <text:p>select element with specified id</text:p>
          </table:table-cell>
          <table:table-cell/>
        </table:table-row>
        <table:table-row table:style-name="ro1">
          <table:table-cell office:value-type="string">
            <text:p>.class</text:p>
          </table:table-cell>
          <table:table-cell office:value-type="string">
            <text:p>select elements with specified class</text:p>
          </table:table-cell>
          <table:table-cell/>
        </table:table-row>
        <table:table-row table:style-name="ro1">
          <table:table-cell office:value-type="string">
            <text:p>.class1.class2</text:p>
          </table:table-cell>
          <table:table-cell office:value-type="string">
            <text:p>select elements with classes 'class1' and 'class2'</text:p>
          </table:table-cell>
          <table:table-cell/>
        </table:table-row>
        <table:table-row table:style-name="ro1">
          <table:table-cell office:value-type="string">
            <text:p>$('p')</text:p>
          </table:table-cell>
          <table:table-cell office:value-type="string">
            <text:p>select all the elements of specified type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$('p:first')</text:p>
          </table:table-cell>
          <table:table-cell office:value-type="string">
            <text:p>select the first &lt;p&gt; element</text:p>
          </table:table-cell>
          <table:table-cell/>
        </table:table-row>
        <table:table-row table:style-name="ro1">
          <table:table-cell office:value-type="string">
            <text:p>$('p:last')</text:p>
          </table:table-cell>
          <table:table-cell office:value-type="string">
            <text:p>select the last &lt;p&gt; element</text:p>
          </table:table-cell>
          <table:table-cell/>
        </table:table-row>
        <table:table-row table:style-name="ro1">
          <table:table-cell office:value-type="string">
            <text:p>$('p:eq(1)')</text:p>
          </table:table-cell>
          <table:table-cell office:value-type="string">
            <text:p>select the second &lt;p&gt; element(indexing begins with 0)</text:p>
          </table:table-cell>
          <table:table-cell/>
        </table:table-row>
        <table:table-row table:style-name="ro1">
          <table:table-cell office:value-type="string">
            <text:p>$('p:gt(5)')</text:p>
          </table:table-cell>
          <table:table-cell office:value-type="string">
            <text:p>select all the elements in the set with index greater than 5(indexing begins with 0)</text:p>
          </table:table-cell>
          <table:table-cell/>
        </table:table-row>
        <table:table-row table:style-name="ro1">
          <table:table-cell office:value-type="string">
            <text:p>$('p:lt(10)')</text:p>
          </table:table-cell>
          <table:table-cell office:value-type="string">
            <text:p>select all the elements in the set with index less than 10(indexing begins with 0)</text:p>
          </table:table-cell>
          <table:table-cell/>
        </table:table-row>
        <table:table-row table:style-name="ro1">
          <table:table-cell office:value-type="string">
            <text:p>$('p:even')</text:p>
          </table:table-cell>
          <table:table-cell office:value-type="string">
            <text:p>select all the elements in the set with even numbered index (indexing begins with 0)</text:p>
          </table:table-cell>
          <table:table-cell/>
        </table:table-row>
        <table:table-row table:style-name="ro1">
          <table:table-cell office:value-type="string">
            <text:p>$('p:odd')</text:p>
          </table:table-cell>
          <table:table-cell office:value-type="string">
            <text:p>select all the elements in the set with odd numbered index (indexing begins with 0)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2" office:value-type="string">
            <text:p>:even, :odd</text:p>
          </table:table-cell>
          <table:table-cell table:number-columns-repeated="2"/>
        </table:table-row>
        <table:table-row table:style-name="ro1">
          <table:table-cell office:value-type="string">
            <text:p>:nth-child(n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$('p:has(a)'). This selects all paragraphs that have a link.</text:p>
          </table:table-cell>
          <table:table-cell/>
        </table:table-row>
        <table:table-row table:style-name="ro1">
          <table:table-cell office:value-type="string">
            <text:p>slice() method</text:p>
          </table:table-cell>
          <table:table-cell table:number-columns-repeated="2"/>
        </table:table-row>
        <table:table-row table:style-name="ro1">
          <table:table-cell office:value-type="string">
            <text:p>not()</text:p>
          </table:table-cell>
          <table:table-cell office:value-type="string">
            <text:p>find, fil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 &lt; img </text:p>
          </table:table-cell>
          <table:table-cell office:value-type="string">
            <text:p>Find me all a elements that have an img element inside of them.</text:p>
          </table:table-cell>
          <table:table-cell/>
        </table:table-row>
        <table:table-row table:style-name="ro1">
          <table:table-cell table:style-name="ce2" office:value-type="string">
            <text:p>$("a:has(img)") 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3" office:value-type="string">
            <text:p>$(“#myElement &gt; *”)</text:p>
          </table:table-cell>
          <table:table-cell office:value-type="string">
            <text:p>select all first level children of an element – also called child selector</text:p>
          </table:table-cell>
          <table:table-cell/>
        </table:table-row>
        <table:table-row table:style-name="ro1">
          <table:table-cell table:style-name="ce3" office:value-type="string">
            <text:p>$(“#myElement *”)</text:p>
          </table:table-cell>
          <table:table-cell office:value-type="string">
            <text:p>select all the children of an element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23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mr </meta:initial-creator>
    <meta:creation-date>2011-03-03T23:07:03</meta:creation-date>
    <dc:date>2011-03-03T23:53:55</dc:date>
    <dc:creator>cmr </dc:creator>
    <meta:editing-duration>PT00H46M53S</meta:editing-duration>
    <meta:editing-cycles>44</meta:editing-cycles>
    <meta:generator>OpenOffice.org/3.2$Linux OpenOffice.org_project/320m19$Build-9505</meta:generator>
    <meta:document-statistic meta:table-count="3" meta:cell-count="39" meta:object-count="0"/>
  </office:meta>
</office:document-meta>
</file>